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Linux Libertine O" style:text-underline-style="none" officeooo:rsid="004a9029" officeooo:paragraph-rsid="004c7243"/>
    </style:style>
    <style:style style:name="P5" style:family="paragraph" style:parent-style-name="Standard">
      <style:paragraph-properties fo:text-align="justify" style:justify-single-word="false"/>
      <style:text-properties style:font-name="Linux Libertine O" style:text-underline-style="none" officeooo:rsid="0062c51f" officeooo:paragraph-rsid="00630d71"/>
    </style:style>
    <style:style style:name="P6" style:family="paragraph" style:parent-style-name="Standard">
      <style:paragraph-properties fo:text-align="justify" style:justify-single-word="false"/>
      <style:text-properties style:font-name="Linux Libertine O" style:text-underline-style="none" officeooo:rsid="00630d71" officeooo:paragraph-rsid="00630d71"/>
    </style:style>
    <style:style style:name="P7" style:family="paragraph" style:parent-style-name="Standard">
      <style:paragraph-properties fo:text-align="justify" style:justify-single-word="false"/>
      <style:text-properties style:font-name="Linux Libertine O" style:text-underline-style="none" officeooo:rsid="006949ba" officeooo:paragraph-rsid="006949ba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6a5508" officeooo:paragraph-rsid="006a5508"/>
    </style:style>
    <style:style style:name="P9" style:family="paragraph" style:parent-style-name="Standard">
      <style:paragraph-properties fo:text-align="justify" style:justify-single-word="false"/>
      <style:text-properties style:font-name="Linux Libertine O" style:text-underline-style="none" officeooo:rsid="006a5508" officeooo:paragraph-rsid="006b1f6d"/>
    </style:style>
    <style:style style:name="P10" style:family="paragraph" style:parent-style-name="Standard">
      <style:paragraph-properties fo:text-align="justify" style:justify-single-word="false"/>
      <style:text-properties style:font-name="Linux Libertine O" style:text-underline-style="none" officeooo:rsid="006b1f6d" officeooo:paragraph-rsid="006b1f6d"/>
    </style:style>
    <style:style style:name="P11" style:family="paragraph" style:parent-style-name="Standard">
      <style:text-properties officeooo:rsid="005e3eaf" officeooo:paragraph-rsid="005e3eaf"/>
    </style:style>
    <style:style style:name="P12" style:family="paragraph" style:parent-style-name="Standard">
      <style:text-properties officeooo:rsid="004a9029" officeooo:paragraph-rsid="004a9029"/>
    </style:style>
    <style:style style:name="P13" style:family="paragraph" style:parent-style-name="Standard">
      <style:text-properties officeooo:rsid="006179fc" officeooo:paragraph-rsid="006179fc"/>
    </style:style>
    <style:style style:name="P14" style:family="paragraph" style:parent-style-name="Standard">
      <style:text-properties officeooo:paragraph-rsid="006179fc"/>
    </style:style>
    <style:style style:name="P15" style:family="paragraph" style:parent-style-name="Standard">
      <style:text-properties officeooo:rsid="00625b84" officeooo:paragraph-rsid="00625b84"/>
    </style:style>
    <style:style style:name="P16" style:family="paragraph" style:parent-style-name="Standard">
      <style:text-properties officeooo:paragraph-rsid="00625b84"/>
    </style:style>
    <style:style style:name="P17" style:family="paragraph" style:parent-style-name="Standard">
      <style:text-properties style:font-name="DejaVu Sans Mono" fo:font-size="10pt" fo:font-weight="bold" officeooo:rsid="00625b84" officeooo:paragraph-rsid="00625b8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30d71" officeooo:paragraph-rsid="00630d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53115" officeooo:paragraph-rsid="0065311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a5508" officeooo:paragraph-rsid="006a550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b1f6d" officeooo:paragraph-rsid="006b1f6d" style:font-size-asian="10pt" style:font-weight-asian="bold" style:font-size-complex="10pt" style:font-weight-complex="bold"/>
    </style:style>
    <style:style style:name="P22" style:family="paragraph" style:parent-style-name="Standard">
      <style:text-properties officeooo:rsid="006419eb" officeooo:paragraph-rsid="006419eb"/>
    </style:style>
    <style:style style:name="P23" style:family="paragraph" style:parent-style-name="Standard">
      <style:text-properties officeooo:rsid="0067d06e" officeooo:paragraph-rsid="0067d06e"/>
    </style:style>
    <style:style style:name="P24" style:family="paragraph" style:parent-style-name="Standard">
      <style:text-properties officeooo:rsid="00691ebe" officeooo:paragraph-rsid="00691ebe"/>
    </style:style>
    <style:style style:name="P25" style:family="paragraph" style:parent-style-name="Standard">
      <style:text-properties officeooo:rsid="0069d1f7" officeooo:paragraph-rsid="0069d1f7"/>
    </style:style>
    <style:style style:name="P26" style:family="paragraph" style:parent-style-name="Standard">
      <style:text-properties officeooo:rsid="006dfa34" officeooo:paragraph-rsid="006dfa34"/>
    </style:style>
    <style:style style:name="P27" style:family="paragraph" style:parent-style-name="Standard">
      <style:text-properties officeooo:rsid="006ef3ce" officeooo:paragraph-rsid="006ef3ce"/>
    </style:style>
    <style:style style:name="P28" style:family="paragraph" style:parent-style-name="Standard">
      <style:text-properties officeooo:rsid="00701021" officeooo:paragraph-rsid="00701021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Linux Libertine O" style:text-underline-style="none" officeooo:rsid="00630d71" officeooo:paragraph-rsid="00630d71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nux Libertine O" style:text-underline-style="none" officeooo:rsid="006a5508" officeooo:paragraph-rsid="006a5508"/>
    </style:style>
    <style:style style:name="P31" style:family="paragraph" style:parent-style-name="Standard" style:master-page-name="">
      <style:paragraph-properties fo:text-align="justify" style:justify-single-word="false" style:page-number="auto"/>
      <style:text-properties style:font-name="Linux Libertine O" style:text-underline-style="none" officeooo:rsid="006a5508" officeooo:paragraph-rsid="006b1f6d"/>
    </style:style>
    <style:style style:name="P32" style:family="paragraph" style:parent-style-name="Standard" style:master-page-name="">
      <style:paragraph-properties fo:keep-together="always" fo:orphans="0" fo:widows="0" fo:hyphenation-ladder-count="no-limit" style:page-number="auto"/>
      <style:text-properties style:font-name="DejaVu Sans Mono" fo:font-size="10pt" fo:font-weight="bold" officeooo:rsid="00625b84" officeooo:paragraph-rsid="00625b84" style:font-size-asian="10pt" style:font-weight-asian="bold" style:font-size-complex="10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DejaVu Sans Mono" fo:font-size="10pt" style:text-underline-style="none" fo:font-weight="bold" officeooo:rsid="006b1f6d" officeooo:paragraph-rsid="006b1f6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.199cm" loext:contextual-spacing="false"/>
      <style:text-properties style:font-name="DejaVu Sans Mono" fo:font-size="10pt" fo:font-weight="bold" officeooo:rsid="00666832" officeooo:paragraph-rsid="00666832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nux Libertine O" style:text-underline-style="none" officeooo:rsid="006a5508" officeooo:paragraph-rsid="006a5508"/>
    </style:style>
    <style:style style:name="P36" style:family="paragraph" style:parent-style-name="Preformatted_20_Text">
      <style:paragraph-properties fo:margin-top="0cm" fo:margin-bottom="0.199cm" loext:contextual-spacing="false"/>
      <style:text-properties officeooo:rsid="0067d06e" officeooo:paragraph-rsid="006a5508"/>
    </style:style>
    <style:style style:name="P37" style:family="paragraph" style:parent-style-name="Preformatted_20_Text">
      <style:paragraph-properties fo:margin-top="0cm" fo:margin-bottom="0.199cm" loext:contextual-spacing="false"/>
      <style:text-properties officeooo:rsid="0067d06e" officeooo:paragraph-rsid="006b1f6d"/>
    </style:style>
    <style:style style:name="P38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officeooo:rsid="006a5508" officeooo:paragraph-rsid="006b0ca0" fo:hyphenate="true" fo:hyphenation-remain-char-count="2" fo:hyphenation-push-char-count="2"/>
    </style:style>
    <style:style style:name="P39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style:font-name="Linux Libertine O" style:text-underline-style="none" officeooo:rsid="006a5508" officeooo:paragraph-rsid="006b1f6d" fo:hyphenate="true" fo:hyphenation-remain-char-count="2" fo:hyphenation-push-char-count="2"/>
    </style:style>
    <style:style style:name="P40" style:family="paragraph" style:parent-style-name="Text_20_body">
      <style:text-properties style:font-name="Linux Libertine O" officeooo:rsid="00625b84" officeooo:paragraph-rsid="00625b84"/>
    </style:style>
    <style:style style:name="P41" style:family="paragraph" style:parent-style-name="Text_20_body">
      <style:text-properties style:font-name="Linux Libertine O" fo:font-weight="bold" style:font-weight-asian="bold" style:font-weight-complex="bold"/>
    </style:style>
    <style:style style:name="P42" style:family="paragraph" style:parent-style-name="Text_20_body">
      <style:text-properties style:font-name="Linux Libertine O" officeooo:rsid="004a9029"/>
    </style:style>
    <style:style style:name="P43" style:family="paragraph" style:parent-style-name="Heading_20_2">
      <style:text-properties officeooo:rsid="005e3eaf" officeooo:paragraph-rsid="005e3eaf"/>
    </style:style>
    <style:style style:name="P44" style:family="paragraph" style:parent-style-name="Heading_20_2">
      <style:text-properties officeooo:rsid="006179fc" officeooo:paragraph-rsid="006179fc"/>
    </style:style>
    <style:style style:name="P45" style:family="paragraph" style:parent-style-name="Heading_20_2">
      <style:text-properties officeooo:rsid="0063b6ef" officeooo:paragraph-rsid="0063b6ef"/>
    </style:style>
    <style:style style:name="P46" style:family="paragraph" style:parent-style-name="Heading_20_2">
      <style:text-properties officeooo:rsid="00691ebe" officeooo:paragraph-rsid="00691ebe"/>
    </style:style>
    <style:style style:name="P47" style:family="paragraph" style:parent-style-name="Heading_20_2">
      <style:text-properties officeooo:rsid="006dfa34" officeooo:paragraph-rsid="006dfa34"/>
    </style:style>
    <style:style style:name="P48" style:family="paragraph" style:parent-style-name="Preformatted_20_Text">
      <style:text-properties style:font-name="Linux Libertine O" officeooo:rsid="00625b84" officeooo:paragraph-rsid="00625b84"/>
    </style:style>
    <style:style style:name="P49" style:family="paragraph" style:parent-style-name="Preformatted_20_Text">
      <style:text-properties style:font-name="DejaVu Sans Mono" fo:font-weight="bold" officeooo:rsid="0067d06e" officeooo:paragraph-rsid="0067d06e" style:font-weight-asian="bold" style:font-weight-complex="bold"/>
    </style:style>
    <style:style style:name="P50" style:family="paragraph" style:parent-style-name="Preformatted_20_Text">
      <style:text-properties style:font-name="DejaVu Sans Mono" fo:font-weight="bold" officeooo:rsid="00701021" officeooo:paragraph-rsid="00701021" style:font-weight-asian="bold" style:font-weight-complex="bold"/>
    </style:style>
    <style:style style:name="P51" style:family="paragraph" style:parent-style-name="Preformatted_20_Text">
      <style:text-properties style:font-name="DejaVu Sans Mono" fo:font-size="10pt" fo:font-weight="bold" officeooo:rsid="006ef3ce" officeooo:paragraph-rsid="006ef3ce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DejaVu Sans Mono" fo:font-size="10pt" style:text-underline-style="none" fo:font-weight="bold" officeooo:rsid="006b1f6d" officeooo:paragraph-rsid="006b1f6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6dfa34" officeooo:paragraph-rsid="006dfa34" style:font-size-asian="10pt" style:font-weight-asian="bold" style:font-size-complex="10pt" style:font-weight-complex="bold"/>
    </style:style>
    <style:style style:name="P54" style:family="paragraph" style:parent-style-name="Standard" style:list-style-name="L1">
      <style:text-properties officeooo:paragraph-rsid="0063b6ef"/>
    </style:style>
    <style:style style:name="P55" style:family="paragraph" style:parent-style-name="Standard" style:list-style-name="L1">
      <style:text-properties officeooo:rsid="006419eb" officeooo:paragraph-rsid="006419eb"/>
    </style:style>
    <style:style style:name="P56" style:family="paragraph" style:parent-style-name="Standard">
      <style:paragraph-properties fo:text-align="justify" style:justify-single-word="false"/>
      <style:text-properties style:font-name="Linux Libertine O" style:text-underline-style="none" officeooo:rsid="006a5508" officeooo:paragraph-rsid="006a5508"/>
    </style:style>
    <style:style style:name="P57" style:family="paragraph" style:parent-style-name="Heading_20_1" style:master-page-name="Standard">
      <style:paragraph-properties style:page-number="auto"/>
      <style:text-properties officeooo:rsid="005fe730" officeooo:paragraph-rsid="005fe730"/>
    </style:style>
    <style:style style:name="P58" style:family="paragraph" style:parent-style-name="Preformatted_20_Text">
      <style:text-properties style:font-name="DejaVu Sans Mono" fo:font-weight="bold" officeooo:rsid="0067d06e" officeooo:paragraph-rsid="0067d06e" style:font-weight-asian="bold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style:font-name="DejaVu Sans Mono" style:text-underline-style="none" fo:font-weight="bold" officeooo:rsid="006a5508" officeooo:paragraph-rsid="006a5508" style:font-weight-asian="bold" style:font-weight-complex="bold"/>
    </style:style>
    <style:style style:name="P60" style:family="paragraph" style:parent-style-name="Preformatted_20_Text">
      <style:text-properties style:font-name="DejaVu Sans Mono" fo:font-size="10pt" fo:font-weight="bold" officeooo:rsid="006ef3ce" officeooo:paragraph-rsid="006ef3ce" style:font-size-asian="10pt" style:font-weight-asian="bold" style:font-size-complex="10pt" style:font-weight-complex="bold"/>
    </style:style>
    <style:style style:name="P61" style:family="paragraph" style:parent-style-name="Preformatted_20_Text">
      <style:paragraph-properties fo:margin-top="0cm" fo:margin-bottom="0.199cm" loext:contextual-spacing="false"/>
      <style:text-properties style:font-name="DejaVu Sans Mono" fo:font-weight="bold" officeooo:rsid="006a5508" officeooo:paragraph-rsid="006a5508" style:font-weight-asian="bold" style:font-weight-complex="bold"/>
    </style:style>
    <style:style style:name="P62" style:family="paragraph" style:parent-style-name="Preformatted_20_Text">
      <style:paragraph-properties fo:margin-top="0cm" fo:margin-bottom="0.199cm" loext:contextual-spacing="false" fo:text-align="start" style:justify-single-word="false" fo:hyphenation-ladder-count="no-limit"/>
      <style:text-properties style:font-name="DejaVu Sans Mono" style:text-underline-style="none" fo:font-weight="bold" officeooo:rsid="0072b034" officeooo:paragraph-rsid="0072b034" style:font-weight-asian="bold" style:font-weight-complex="bold" fo:hyphenate="true" fo:hyphenation-remain-char-count="2" fo:hyphenation-push-char-count="2"/>
    </style:style>
    <style:style style:name="P63" style:family="paragraph" style:parent-style-name="Preformatted_20_Text" style:master-page-name="">
      <style:paragraph-properties fo:margin-top="0cm" fo:margin-bottom="0.199cm" loext:contextual-spacing="false" fo:text-align="start" style:justify-single-word="false" fo:hyphenation-ladder-count="no-limit" style:page-number="auto"/>
      <style:text-properties style:font-name="DejaVu Sans Mono" style:text-underline-style="none" fo:font-weight="bold" officeooo:rsid="006a5508" officeooo:paragraph-rsid="006a5508" style:font-weight-asian="bold" style:font-weight-complex="bold" fo:hyphenate="true" fo:hyphenation-remain-char-count="2" fo:hyphenation-push-char-count="2"/>
    </style:style>
    <style:style style:name="P64" style:family="paragraph">
      <style:paragraph-properties fo:text-align="justify"/>
    </style:style>
    <style:style style:name="P65" style:family="paragraph">
      <loext:graphic-properties draw:fill="solid" draw:fill-color="#ffffff"/>
      <style:paragraph-properties fo:text-align="justify"/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7c96"/>
    </style:style>
    <style:style style:name="T2" style:family="text">
      <style:text-properties officeooo:rsid="0052e7c2"/>
    </style:style>
    <style:style style:name="T3" style:family="text">
      <style:text-properties officeooo:rsid="005fe730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79032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579032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494aa" style:font-size-asian="9pt" style:font-weight-asian="bold" style:font-name-complex="Arial1" style:font-size-complex="9pt" style:font-weight-complex="bold"/>
    </style:style>
    <style:style style:name="T10" style:family="text">
      <style:text-properties style:font-name="DejaVu Sans Mono" fo:font-weight="bold" style:font-weight-asian="bold" style:font-weight-complex="bold"/>
    </style:style>
    <style:style style:name="T11" style:family="text">
      <style:text-properties style:font-name="DejaVu Sans Mono" fo:font-weight="bold" officeooo:rsid="006a5508" style:font-weight-asian="bold" style:font-weight-complex="bold"/>
    </style:style>
    <style:style style:name="T12" style:family="text">
      <style:text-properties style:font-name="DejaVu Sans Mono" fo:font-weight="bold" officeooo:rsid="006b0ca0" style:font-weight-asian="bold" style:font-weight-complex="bold"/>
    </style:style>
    <style:style style:name="T13" style:family="text">
      <style:text-properties style:font-name="DejaVu Sans Mono" fo:font-weight="bold" officeooo:rsid="006b1f6d" style:font-weight-asian="bold" style:font-weight-complex="bold"/>
    </style:style>
    <style:style style:name="T14" style:family="text">
      <style:text-properties style:font-name="DejaVu Sans Mono" fo:font-size="9pt" fo:font-weight="bold" officeooo:rsid="006a5508" style:font-size-asian="9pt" style:font-weight-asian="bold" style:font-size-complex="9pt" style:font-weight-complex="bold"/>
    </style:style>
    <style:style style:name="T15" style:family="text">
      <style:text-properties style:font-name="DejaVu Sans Mono" style:text-underline-style="none" fo:font-weight="bold" style:font-weight-asian="bold" style:font-weight-complex="bold"/>
    </style:style>
    <style:style style:name="T16" style:family="text">
      <style:text-properties style:font-name="DejaVu Sans Mono" style:text-underline-style="none" fo:font-weight="bold" officeooo:rsid="006b0ca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179fc" style:font-weight-asian="bold" style:font-weight-complex="bold"/>
    </style:style>
    <style:style style:name="T19" style:family="text">
      <style:text-properties officeooo:rsid="0062c51f"/>
    </style:style>
    <style:style style:name="T20" style:family="text">
      <style:text-properties officeooo:rsid="00630d71"/>
    </style:style>
    <style:style style:name="T21" style:family="text">
      <style:text-properties officeooo:rsid="0063b6ef"/>
    </style:style>
    <style:style style:name="T22" style:family="text">
      <style:text-properties officeooo:rsid="0069d1f7"/>
    </style:style>
    <style:style style:name="T23" style:family="text">
      <style:text-properties officeooo:rsid="006a5508"/>
    </style:style>
    <style:style style:name="T24" style:family="text">
      <style:text-properties officeooo:rsid="006b1f6d"/>
    </style:style>
    <style:style style:name="T25" style:family="text">
      <style:text-properties officeooo:rsid="0071207f"/>
    </style:style>
    <style:style style:name="T26" style:family="text">
      <style:text-properties officeooo:rsid="007494aa"/>
    </style:style>
    <style:style style:name="T27" style:family="text"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ff" fo:min-height="1.244cm" fo:padding-top="0.199cm" fo:padding-bottom="0.199cm" fo:padding-left="0.199cm" fo:padding-right="0.199cm" draw:shadow="visible" draw:shadow-offset-x="0.199cm" draw:shadow-offset-y="0.199cm" draw:shadow-color="#999999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Google Compute Engine</text:h>
      <text:p text:style-name="P43">Introducción</text:p>
      <text:p text:style-name="P11">En este práctico repetiremos lo realizado en los prácticos de Docker Machine y Docker Swarm (sugerimos repasarlos antes de continuar), pero en este caso alojaremos las machines y los nodos en la nube de Google a través de su IaaS <text:a xlink:type="simple" xlink:href="https://cloud.google.com/compute/?hl=es" text:style-name="Internet_20_link" text:visited-style-name="Visited_20_Internet_20_Link">Google Compute Engine</text:a>.</text:p>
      <text:p text:style-name="P44">Requisitos previos</text:p>
      <text:p text:style-name="P12"/>
      <text:p text:style-name="P13">Todo lo necesario para los laboratorios de Docker, Docker Engine y Docker Machine.</text:p>
      <text:p text:style-name="P13"/>
      <text:p text:style-name="P16"><text:span text:style-name="T18">Instalar la última versión de </text:span><text:a xlink:type="simple" xlink:href="https://cloud.google.com/sdk/" office:target-frame-name="_blank" xlink:show="new" text:style-name="Internet_20_link" text:visited-style-name="Visited_20_Internet_20_Link"><text:span text:style-name="T17">Google Cloud SDK Tools</text:span></text:a><text:span text:style-name="T17">.</text:span></text:p>
      <text:p text:style-name="P15">Descargar <text:span text:style-name="T19">usando:</text:span> </text:p>
      <text:p text:style-name="P32">wget https://dl.google.com/dl/cloudsdk/channels/rapid/downloads/google-cloud-sdk-204.0.0-linux-x86_64.tar.gz </text:p>
      <text:p text:style-name="P14"/>
      <text:p text:style-name="P15">Descomprimirlo usando:</text:p>
      <text:p text:style-name="P17">tar xvzf <text:s/>google-cloud-sdk-<text:span text:style-name="T26">204</text:span>.0.0-linux-x86_64.tar.gz</text:p>
      <text:p text:style-name="P40"/>
      <text:p text:style-name="P40">Instalar ejecutando:</text:p>
      <text:p text:style-name="P48"><text:span text:style-name="Source_20_Text">./google-cloud-sdk/install.sh</text:span></text:p>
      <text:p text:style-name="P42"/>
      <text:p text:style-name="P41">Crear un proyecto y conectarlo a Gcloud</text:p>
      <text:p text:style-name="P5"><text:span text:style-name="T20">Ingresar a la consola de administración de <text:s/></text:span><text:a xlink:type="simple" xlink:href="https://console.cloud.google.com/" text:style-name="Internet_20_link" text:visited-style-name="Visited_20_Internet_20_Link"><text:span text:style-name="T20">Google Cloud Platform</text:span></text:a><text:span text:style-name="T20"> ya que es</text:span> necesario <text:span text:style-name="T20">crear un proyecto (se puede utilizar el de la práctica anterior) y además </text:span>activar el servicio de Compute Engine <text:span text:style-name="T20">(nos solicitará datos de tarjeta de crédito ya que es necesario activar la facturación de recursos). </text:span></text:p>
      <text:p text:style-name="P4"/>
      <text:p text:style-name="P6">Inicializar Gcloud utilizando:</text:p>
      <text:p text:style-name="P18">gcloud init</text:p>
      <text:p text:style-name="P6"/>
      <text:p text:style-name="P6">Nos solicitará datos sobre la cuenta a utilizar, el proyecto a emplear y la zona por defecto donde se crearán las instancias. </text:p>
      <text:p text:style-name="P6"/>
      <text:p text:style-name="P7">Setear que Gcloud pueda acceder a nuestra cuenta con:</text:p>
      <text:p text:style-name="P19">gcloud auth application-default login</text:p>
      <text:p text:style-name="P6"/>
      <text:p text:style-name="P6"/>
      <text:p text:style-name="P29"/>
      <text:p text:style-name="P46">Creación de las machines</text:p>
      <text:p text:style-name="P22">En primer lugar crearemos las machines en GCE</text:p>
      <text:p text:style-name="P34">docker-machine create mgr-1 -d google -google-machine-type n1-standard-1 --google-tags myswarm --google-project id-de-proyecto</text:p>
      <text:p text:style-name="P34">docker-machine create mgr-2 -d google -google-machine-type n1-standard-1 --google-tags myswarm --google-project id-de-proyecto</text:p>
      <text:p text:style-name="P34">docker-machine create wkr-1 -d google -google-machine-type n1-standard-1 --google-tags myswarm --google-project id-de-proyecto</text:p>
      <text:p text:style-name="P34">docker-machine create wkr-2 -d google -google-machine-type n1-standard-1 --google-tags myswarm --google-project id-de-proyecto</text:p>
      <text:p text:style-name="P22"/>
      <text:p text:style-name="P23">Verificamos que las machines están creadas con:</text:p>
      <text:p text:style-name="P49"><text:bookmark text:name="60c4"/>docker-machine ls</text:p>
      <text:p text:style-name="P23"/>
      <text:p text:style-name="P23"><text:span text:style-name="T22">Podemos v</text:span>erifica<text:span text:style-name="T22">r</text:span> además las instancias de VM en GCE con:</text:p>
      <text:p text:style-name="P49"><text:bookmark text:name="3993"/>gcloud compute instances list</text:p>
      <text:p text:style-name="P23"/>
      <text:p text:style-name="P46">Creación del swarm</text:p>
      <text:p text:style-name="P24">Ahora crearemos un <text:span text:style-name="T26">S</text:span>warm con dos nodos manager y dos nodos worker.</text:p>
      <text:p text:style-name="P24"/>
      <text:p text:style-name="P25">Ingresamos y configuramos el nodo mgr-1 <text:span text:style-name="T23">(debemos anotar la IP interna del nodo mgr-1 de la salida de </text:span><text:span text:style-name="T14">docker-machine ls</text:span><text:span text:style-name="T23">, en este caso es 10.128.0.2)</text:span>:</text:p>
      <text:p text:style-name="P36"><text:span text:style-name="T10">docker-machine </text:span><text:span text:style-name="T11">ssh mgr-1</text:span></text:p>
      <text:p text:style-name="P61">sudo docker swarm init --advertise-addr 10.128.0.2 --listen-addr 10.128.0.2:2377</text:p>
      <text:p text:style-name="P6"/>
      <text:p text:style-name="P8">Anotamos el comando para agregar otro manager</text:p>
      <text:p text:style-name="P59">sudo docker swarm join-token manager</text:p>
      <text:p text:style-name="P8"/>
      <text:p text:style-name="P8">Anotamos el comando para agregar workers</text:p>
      <text:p text:style-name="P59">sudo docker swarm join-token worker</text:p>
      <text:p text:style-name="P59"/>
      <text:p text:style-name="P8">Salimos del nodo mgr-1</text:p>
      <text:p text:style-name="P20">exit</text:p>
      <text:p text:style-name="P8"/>
      <text:p text:style-name="P8">Ingresamos al nodo mgr-2 y lo configuramos como manager:</text:p>
      <text:p text:style-name="P36"><text:span text:style-name="T10">docker-machine </text:span><text:span text:style-name="T11">ssh mgr-2</text:span></text:p>
      <text:p text:style-name="P63">sudo docker swarm join --token SWMTKN-1-1xti3u0ok4vetke04gacuetdrmkqfn73gyslloz5wlyiaivtz5-63g0zyfomgz7hpx9lgai0j2mi 10.128.0.2:2377</text:p>
      <text:p text:style-name="P62">exit</text:p>
      <text:p text:style-name="P8"/>
      <text:p text:style-name="P30">Ingresamos al nodo wkr-1 y lo configuramos como worker:</text:p>
      <text:p text:style-name="P36"><text:span text:style-name="T10">docker-machine </text:span><text:span text:style-name="T11">ssh wkr-</text:span><text:span text:style-name="T13">1</text:span></text:p>
      <text:p text:style-name="P38"><text:span text:style-name="T15">sudo </text:span><text:span text:style-name="T16">docker swarm join --token SWMTKN-1-1xti3u0ok4vetke04gacuetdrmkqfn73gyslloz5wlyiaivtz5-8xfg7dwgba5pizsfp06vl3n3b 10.128.0.2:2377</text:span></text:p>
      <text:p text:style-name="P33">exit</text:p>
      <text:p text:style-name="P31"/>
      <text:p text:style-name="P9">Ingresamos al nodo wkr-<text:span text:style-name="T24">2</text:span> y lo configuramos como worker:</text:p>
      <text:p text:style-name="P37"><text:span text:style-name="T10">docker-machine </text:span><text:span text:style-name="T11">ssh wkr-2</text:span></text:p>
      <text:p text:style-name="P39"><text:span text:style-name="T10">sudo </text:span><text:span text:style-name="T12">docker swarm join --token SWMTKN-1-1xti3u0ok4vetke04gacuetdrmkqfn73gyslloz5wlyiaivtz5-8xfg7dwgba5pizsfp06vl3n3b 10.128.0.2:2377</text:span></text:p>
      <text:p text:style-name="P33">exit</text:p>
      <text:p text:style-name="P35"/>
      <text:p text:style-name="P10">Ingresamos nuevamente al nodo mgr-1 y vemos el estado del swarm con:</text:p>
      <text:p text:style-name="P21">sudo docker node ls</text:p>
      <text:p text:style-name="P47">Creamos una red overlay para el swarm</text:p>
      <text:p text:style-name="P27">Crearemos una red overlay para utilizarla en los servicios del cluster. <text:span text:style-name="T25">Ingresar al nodo mgr-1 y ejecutar:</text:span></text:p>
      <text:p text:style-name="P53">sudo docker network create --driver overlay nw1</text:p>
      <text:p text:style-name="P26"/>
      <text:p text:style-name="P26">Podemos verificar la creación de la red mediante el comando:</text:p>
      <text:p text:style-name="P53">sudo docker network ls</text:p>
      <text:p text:style-name="Heading_20_2">Creamos un servicio</text:p>
      <text:p text:style-name="P27">Ahora crearemos un servicio basado en la inagen nginx y con 6 réplicas.</text:p>
      <text:p text:style-name="P27">En el nodo mgr-1 ejecutar el comando:</text:p>
      <text:p text:style-name="P51">sudo docker service create --replicas 6 --network nw1 -p 80:80/tcp --name nginx --detach=false nginx</text:p>
      <text:p text:style-name="P27"/>
      <text:p text:style-name="P27">Podemos verificar la creación y el estado del servicio con:</text:p>
      <text:p text:style-name="P51">sudo docker service ls</text:p>
      <text:p text:style-name="P27"/>
      <text:p text:style-name="P28">Podemos verificar además la distribución de las réplicas usando:</text:p>
      <text:p text:style-name="P50"><text:bookmark text:name="9601"/>sudo docker service ps nginx</text:p>
      <text:p text:style-name="P28"/>
      <text:p text:style-name="P45">Recursos</text:p>
      <text:list xml:id="list1218938652" text:style-name="L1">
        <text:list-item>
          <text:p text:style-name="P54"><text:a xlink:type="simple" xlink:href="https://docs.docker.com/machine/drivers/gce/" text:style-name="Internet_20_link" text:visited-style-name="Visited_20_Internet_20_Link"><text:span text:style-name="T21">Docker Docs - Create machines on Google Compute Engine</text:span></text:a></text:p>
        </text:list-item>
        <text:list-item>
          <text:p text:style-name="P55"><draw:frame text:anchor-type="paragraph" draw:z-index="0" draw:name="Forma1" draw:style-name="gr1" draw:text-style-name="P65" svg:width="13.613cm" svg:height="1.888cm" svg:x="0.905cm" svg:y="1.39cm"><draw:text-box><text:p text:style-name="P64"><text:span text:style-name="T27">Elaborar un informe de entrega grupal con las salidas de </text:span><text:span text:style-name="T27">pantalla de todas las actividades comprendidas en el presente </text:span><text:span text:style-name="T27">práctico con fecha límite 30/06/2018.</text:span></text:p></draw:text-box></draw:frame><text:a xlink:type="simple" xlink:href="https://cloud.google.com/compute/docs/" text:style-name="Internet_20_link" text:visited-style-name="Visited_20_Internet_20_Link">Google Compute Engine Documentation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e7c2"/>
    </style:style>
    <style:style style:name="MT3" style:family="text">
      <style:text-properties officeooo:rsid="005fe730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79032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494a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4</text:span> - <text:span text:style-name="MT3">Google Compute Eng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Practico de Laboratorio 16 - Google Compute Engine</dc:title>
    <dc:subject>Google Compute Engine</dc:subject>
    <meta:initial-creator>Gabriel </meta:initial-creator>
    <meta:creation-date>2015-03-25T17:24:42.108309479</meta:creation-date>
    <dc:language>en-US</dc:language>
    <meta:editing-cycles>60</meta:editing-cycles>
    <meta:editing-duration>P1DT7H47M57S</meta:editing-duration>
    <dc:date>2018-06-13T18:21:58.477799446</dc:date>
    <meta:keyword>consolidacion tics google cloud compute engine docker swarm</meta:keyword>
    <meta:document-statistic meta:table-count="0" meta:image-count="0" meta:object-count="0" meta:page-count="3" meta:paragraph-count="73" meta:word-count="580" meta:character-count="4168" meta:non-whitespace-character-count="3674"/>
    <meta:user-defined meta:name="Info 1"/>
    <meta:user-defined meta:name="Info 2"/>
    <meta:user-defined meta:name="Info 3"/>
    <meta:user-defined meta:name="Info 4"/>
  </office:meta>
</office:document-meta>
</file>